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text-properties officeooo:paragraph-rsid="001e886d"/>
    </style:style>
    <style:style style:name="P2" style:family="paragraph" style:parent-style-name="Preformatted_20_Text">
      <style:paragraph-properties fo:margin-top="0in" fo:margin-bottom="0in" style:contextual-spacing="false"/>
      <style:text-properties fo:font-variant="normal" fo:text-transform="none" fo:color="#000000" loext:opacity="100%" fo:letter-spacing="normal" fo:font-style="normal" fo:font-weight="normal" officeooo:paragraph-rsid="001e886d"/>
    </style:style>
    <style:style style:name="P3" style:family="paragraph" style:parent-style-name="Text_20_body">
      <style:paragraph-properties fo:margin-top="0in" fo:margin-bottom="0in" style:contextual-spacing="false"/>
      <style:text-properties officeooo:paragraph-rsid="001e886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What's the difference between the Heisenberg Uncertainty Principle and the Observer Effect?" </text:p>
        </text:list-item>
      </text:list>
      <text:p text:style-name="P2">{"anchored_response":"\nThe Heisenberg Uncertainty Principle and the Observer Effect are two fundamental concepts in quantum mechanics, but they describe different phenomena:\n\n1. **Heisenberg Uncertainty Principle:**\n <text:s text:c="2"/>- This principle, formulated by Werner Heisenberg, states that there is a fundamental limit to the precision with which pairs of physical properties, such as position and momentum, can be simultaneously known. Essentially, the more precisely we know the position of a particle, the less precisely we can know its momentum, and vice versa. This is not due to experimental imperfections but is a fundamental property of quantum systems. It reflects the intrinsic probabilistic nature of quantum states.\n\n2. **Observer Effect:**\n <text:s text:c="2"/>- The observer effect refers to changes that the act of observation can make on a quantum system. When measuring a quantum system, the interaction with the measuring device unavoidably alters its state. This effect can occur in classical systems as well, but in quantum mechanics, it is especially pronounced due to the sensitivity of quantum states. For example, measuring the position of an electron might impart energy to it, thus changing its momentum.\n\nIn summary, while both concepts are related to the limitations and effects of measurement in quantum mechanics, the Heisenberg Uncertainty Principle deals with intrinsic uncertainties of quantum state properties, while the Observer Effect concerns the changes induced by measurement.",</text:p>
      <text:p text:style-name="P2"/>
      <text:p text:style-name="P2">"raw_response":"The Heisenberg Uncertainty Principle and the Observer Effect are two important concepts in quantum mechanics, but they refer to different phenomena and are often confused or conflated.\n\n1. **Heisenberg Uncertainty Principle**: This principle, formulated by Werner Heisenberg in 1927, is a fundamental theory in quantum mechanics that defines a limit to the precision with which certain pairs of physical properties of a particle, such as position and momentum, can be known simultaneously. The more precisely the position is determined, the less precisely the momentum is known, and vice versa. This is not due to measurement imperfections or technology limitations; rather, it is an inherent property of quantum systems. Mathematically, it is usually expressed as \\(\\Delta x \\cdot \\Delta p \\geq \\hbar/2\\), where \\(\\Delta x\\) and \\(\\Delta p\\) represent the uncertainties in position and momentum, and \\(\\hbar\\) is the reduced Planck's constant.\n\n2. **Observer Effect**: The Observer Effect refers to changes that occur in a system as a result of the act of observation or measurement itself. At the quantum level, this often involves disturbances caused by measuring devices or techniques. For example, trying to measure the position of an electron with a photon could change the electron's momentum because of their interaction. While the Observer Effect can influence the precision of measurements, it is not fundamentally about intrinsic uncertainties like the Heisenberg Uncertainty Principle. Instead, it's about changes imposed by the act of observation, which may impact what is being measured.\n\nIn summary, while both the Heisenberg Uncertainty Principle and the Observer Effect deal with issues related to measurement in quantum mechanics, the former is about the limits of precision dictated by the nature of quantum systems, and the latter involves the potential disturbance caused by the measurement process itself."}</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04:52:35.919785900</meta:creation-date>
    <dc:date>2025-12-19T04:54:22.367997900</dc:date>
    <meta:editing-duration>PT1M46S</meta:editing-duration>
    <meta:editing-cycles>1</meta:editing-cycles>
    <meta:document-statistic meta:table-count="0" meta:image-count="0" meta:object-count="0" meta:page-count="1" meta:paragraph-count="3" meta:word-count="515" meta:character-count="3562" meta:non-whitespace-character-count="3046"/>
    <meta:generator>LibreOffice/25.8.3.2$Windows_X86_64 LibreOffice_project/8ca8d55c161d602844f5428fa4b58097424e324e</meta:generator>
  </office:meta>
</office:document-meta>
</file>